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vertical-align="middle"/>
    </style:style>
    <style:style style:name="gr2" style:family="graphic" style:parent-style-name="standard">
      <style:graphic-properties svg:stroke-color="#000000" draw:fill-color="#ff9999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-color="#ffffff" draw:textarea-vertical-align="middle" draw:shadow="visible" draw:shadow-offset-x="0.05cm" draw:shadow-offset-y="0.05cm" draw:shadow-color="#000000"/>
    </style:style>
    <style:style style:name="gr5" style:family="graphic" style:parent-style-name="objectwithoutfill">
      <style:graphic-properties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3cm" svg:height="0.9cm" svg:x="4.7cm" svg:y="4.5cm">
          <text:p text:style-name="P1"><text:span text:style-name="T1">Key A (6 bytes)</text:span></text:p>
        </draw:rect>
        <draw:rect draw:style-name="gr1" draw:text-style-name="P2" draw:layer="layout" svg:width="4.3cm" svg:height="0.9cm" svg:x="12.1cm" svg:y="4.5cm">
          <text:p text:style-name="P1"><text:span text:style-name="T1">Key B (6 bytes)</text:span></text:p>
        </draw:rect>
        <draw:rect draw:style-name="gr2" draw:text-style-name="P2" draw:layer="layout" svg:width="2.4cm" svg:height="0.9cm" svg:x="9cm" svg:y="4.5cm">
          <text:p text:style-name="P1"><text:span text:style-name="T1">AC (3 bytes)</text:span></text:p>
        </draw:rect>
        <draw:rect draw:style-name="gr2" draw:text-style-name="P2" draw:layer="layout" svg:width="0.72cm" svg:height="0.9cm" svg:x="11.4cm" svg:y="4.5cm">
          <text:p text:style-name="P1"><text:span text:style-name="T1">U</text:span></text:p>
        </draw:rect>
        <draw:frame draw:style-name="gr3" draw:layer="layout" svg:width="3cm" svg:height="1.187cm" svg:x="4cm" svg:y="2.4cm">
          <draw:text-box>
            <text:p/>
          </draw:text-box>
        </draw:frame>
        <draw:rect draw:style-name="gr4" draw:text-style-name="P2" draw:layer="layout" svg:width="3.4cm" svg:height="1cm" svg:x="4.2cm" svg:y="2.7cm">
          <text:p text:style-name="P1"><text:span text:style-name="T1">Never readable</text:span></text:p>
        </draw:rect>
        <draw:rect draw:style-name="gr4" draw:text-style-name="P2" draw:layer="layout" svg:width="4.375cm" svg:height="1.475cm" svg:x="11.125cm" svg:y="2.325cm">
          <text:p text:style-name="P1"><text:span text:style-name="T1">Undefined byte,</text:span></text:p>
          <text:p text:style-name="P1"><text:span text:style-name="T1">can be used for storage</text:span></text:p>
        </draw:rect>
        <draw:rect draw:style-name="gr4" draw:text-style-name="P2" draw:layer="layout" svg:width="3.949cm" svg:height="1.475cm" svg:x="13.151cm" svg:y="6.251cm">
          <text:p text:style-name="P1"><text:span text:style-name="T1">Might be readable,</text:span></text:p>
          <text:p text:style-name="P1"><text:span text:style-name="T1">depending on AC</text:span></text:p>
        </draw:rect>
        <draw:rect draw:style-name="gr4" draw:text-style-name="P2" draw:layer="layout" svg:width="6.523cm" svg:height="1.475cm" svg:x="4.677cm" svg:y="6.277cm">
          <text:p text:style-name="P1"><text:span text:style-name="T1">Defines access conditions for every</text:span></text:p>
          <text:p text:style-name="P1"><text:span text:style-name="T1">data block and sector trailer</text:span></text:p>
        </draw:rect>
        <draw:line draw:style-name="gr5" draw:text-style-name="P1" draw:layer="layout" svg:x1="9.6cm" svg:y1="6.3cm" svg:x2="9.9cm" svg:y2="5.4cm">
          <text:p/>
        </draw:line>
        <draw:line draw:style-name="gr5" draw:text-style-name="P1" draw:layer="layout" svg:x1="5.9cm" svg:y1="3.7cm" svg:x2="6.8cm" svg:y2="4.5cm">
          <text:p/>
        </draw:line>
        <draw:line draw:style-name="gr5" draw:text-style-name="P1" draw:layer="layout" svg:x1="12.5cm" svg:y1="3.8cm" svg:x2="11.8cm" svg:y2="4.5cm">
          <text:p/>
        </draw:line>
        <draw:line draw:style-name="gr5" draw:text-style-name="P1" draw:layer="layout" svg:x1="15.3cm" svg:y1="6.3cm" svg:x2="14.6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21:13:26</meta:creation-date>
    <dc:date>2018-04-12T22:03:13</dc:date>
    <meta:editing-duration>PT12M13S</meta:editing-duration>
    <meta:editing-cycles>2</meta:editing-cycles>
    <meta:generator>OpenOffice/4.1.5$Unix OpenOffice.org_project/415m1$Build-9789</meta:generator>
    <meta:document-statistic meta:object-count="13"/>
  </office:meta>
</office:document-meta>
</file>